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88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31.86mm"/>
    </style:style>
    <style:style style:name="co6" style:family="table-column">
      <style:table-column-properties fo:break-before="auto" style:column-width="2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6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odigo</text:p>
          </table:table-cell>
          <table:table-cell table:style-name="ce1" office:value-type="string" calcext:value-type="string">
            <text:p>Expositor</text:p>
          </table:table-cell>
          <table:table-cell table:style-name="ce1" office:value-type="string" calcext:value-type="string">
            <text:p>Posicao</text:p>
          </table:table-cell>
          <table:table-cell table:style-name="ce1" office:value-type="string" calcext:value-type="string">
            <text:p>Unidade</text:p>
          </table:table-cell>
          <table:table-cell table:style-name="ce3" office:value-type="string" calcext:value-type="string">
            <text:p>Referencia</text:p>
          </table:table-cell>
          <table:table-cell table:style-name="ce3" office:value-type="string" calcext:value-type="string">
            <text:p>Quantidade </text:p>
          </table:table-cell>
          <table:table-cell table:number-columns-repeated="1018"/>
        </table:table-row>
        <table:table-row table:style-name="ro1">
          <table:table-cell table:style-name="ce1" office:value-type="float" office:value="1118478" calcext:value-type="float">
            <text:p>111847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9866" calcext:value-type="float">
            <text:p>111986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23792" calcext:value-type="float">
            <text:p>112379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9527" calcext:value-type="float">
            <text:p>111952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9536" calcext:value-type="float">
            <text:p>111953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8286" calcext:value-type="float">
            <text:p>111828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7110" calcext:value-type="float">
            <text:p>11171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21221" calcext:value-type="float">
            <text:p>11212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9119" calcext:value-type="float">
            <text:p>11191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22194" calcext:value-type="float">
            <text:p>1122194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7789" calcext:value-type="float">
            <text:p>111778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09983" calcext:value-type="float">
            <text:p>110998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74852" calcext:value-type="float">
            <text:p>107485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09962" calcext:value-type="float">
            <text:p>110996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03635" calcext:value-type="float">
            <text:p>110363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06246" calcext:value-type="float">
            <text:p>110624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8143" calcext:value-type="float">
            <text:p>111814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6610" calcext:value-type="float">
            <text:p>11166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6424" calcext:value-type="float">
            <text:p>111642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3622" calcext:value-type="float">
            <text:p>11136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3905" calcext:value-type="float">
            <text:p>10639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4157" calcext:value-type="float">
            <text:p>106415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98929" calcext:value-type="float">
            <text:p>109892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99679" calcext:value-type="float">
            <text:p>109967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5062627" calcext:value-type="float">
            <text:p>506262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9458" calcext:value-type="float">
            <text:p>111945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5062573" calcext:value-type="float">
            <text:p>506257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51336" calcext:value-type="float">
            <text:p>105133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1220" calcext:value-type="float">
            <text:p>10612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54869" calcext:value-type="float">
            <text:p>105486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49049" calcext:value-type="float">
            <text:p>104904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6071" calcext:value-type="float">
            <text:p>111607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5163" calcext:value-type="float">
            <text:p>106516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8933" calcext:value-type="float">
            <text:p>111893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57122" calcext:value-type="float">
            <text:p>10571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82824" calcext:value-type="float">
            <text:p>108282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4052" calcext:value-type="float">
            <text:p>106405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Metro Quadrado</text:p>
          </table:table-cell>
          <table:table-cell table:style-name="ce1" office:value-type="string" calcext:value-type="string">
            <text:p>Lumina Dgr Na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Metro Quadrado</text:p>
          </table:table-cell>
          <table:table-cell table:style-name="ce1" office:value-type="string" calcext:value-type="string">
            <text:p>Apogeu Bw Na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95139" calcext:value-type="float">
            <text:p>109513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98847" calcext:value-type="float">
            <text:p>109884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56543" calcext:value-type="float">
            <text:p>105654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53229" calcext:value-type="float">
            <text:p>105322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22453" calcext:value-type="float">
            <text:p>112245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20774" calcext:value-type="float">
            <text:p>112077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9390" calcext:value-type="float">
            <text:p>111939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25012" calcext:value-type="float">
            <text:p>11250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57857" calcext:value-type="float">
            <text:p>105785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57560" calcext:value-type="float">
            <text:p>105756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79030" calcext:value-type="float">
            <text:p>10790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6:09:16.0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date>2023-10-05T16:10:11.389000000</dc:date>
    <meta:editing-duration>PT4M34S</meta:editing-duration>
    <meta:editing-cycles>6</meta:editing-cycles>
    <meta:document-statistic meta:table-count="1" meta:cell-count="258" meta:object-count="0"/>
  </office:meta>
</office:document-meta>
</file>